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list-style-name="L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list-style-name="L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officeooo:rsid="000f1906"/>
    </style:style>
    <style:style style:name="T2" style:family="text">
      <style:text-properties style:text-underline-style="solid" style:text-underline-width="auto" style:text-underline-color="font-color" officeooo:rsid="000f1906"/>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9217f8cb-7fff-4c27-dd30-4cb83ed647cf"/>Программа управления сновидениями</text:p>
      <text:p text:style-name="Text_20_body"/>
      <text:p text:style-name="P2">В обычном состоянии человек погружаясь в сон, наблюдает сновидения как результат обработки потенциалов возникающих на нейронах на коре головного мозга. На коре есть области, в которых нейроны кодируют конкретные известные человеку объект (например нейрон Мерлин Монро). То есть при наблюдении образов конкретных объектов эти нейроны проявляют активность. Через управление данными видами нейронов возникает возможность управлять контекстом сновидения. Если рассматривать обычные сновидения человека погруженного в конкретный вид деятельности и эмоционально вовлечённого в данный вид деятельности, то обнаружится что его сновидения касаются тех объектов, которые он воспринимал в течении дня. Если учитывать, что существует процессы возбуждения и торможения на нейронах, то можно прийти к выводу, что наибольшее влияние на образы сновидения будут оказывать те нейроны, которые были наименее активны среди всех что были задействованы в результате распознавания образов объектов встретившихся в течении дня перед засыпанием. Это происходит по причине того, что в них содержится больший энергетический запас. При этом также нужно учитывать неудовлетворённые потребности человека, потому как в обычном состоянии в мозгу поддерживаются именно те сигналы, которые соответствуют данным потребностям. Причём, чем больше не удовлетворена данная потребность, тем более вероятно возникновение потенциала связанного с удовлетворением данной потребности. Иными словами всё управляется потенциалами в мозгу. Видя их соотношение и прогнозируя их изменение, управляя ими можно управлять содержанием сновидении да и вообще жизнью.</text:p>
      <text:p text:style-name="Text_20_body"/>
      <text:p text:style-name="P2">Проблема усугубляется наличием плазменной неорганической формы жизни. Это потусторонние существа, которые относятся к человеку так же как человек относится к животным. Они могут вмешиваться в управление за счёт изменения течения токов в нервной системе, активации определённых нейронов. Можно заблокировать их управление за счёт специальных защитных устройств, либо за счёт развития сил собственной психики. Достаточно заблокировать возможность индукции электрических токов на коре, например с помощью электронного экрана - это может быть специальная одежда или головной убор покрытый проводником, рассеивающим электромагнитные волны - тогда индукция станет невозможной в плане направленного воздействия. При включении центра сознания в постоянное функционирование - например как у дельфина - сновидения становятся осознанными, поэтому внешнее воздействие становится очевидным и не представляет угрозы. <text:span text:style-name="T1">(</text:span><text:span text:style-name="T2">Случайный фактор</text:span><text:span text:style-name="T1">. Нужно избежать случайный фактор.)</text:span></text:p>
      <text:p text:style-name="Text_20_body"/>
      <text:p text:style-name="P2">Алгоритм программы управления сновидениями. </text:p>
      <text:list xml:id="list1276329210" text:style-name="L1">
        <text:list-item>
          <text:p text:style-name="P3">Сдерживание потребности к которой необходимо получить доступ во сне. (Создание потенциала потребности или поддерживающего тока).</text:p>
        </text:list-item>
        <text:list-item>
          <text:p text:style-name="P3"><text:soft-page-break/>Загрузка релевантной информации по данной потребности в течении дня. (Формирование плато сновидения или контекста сновидения, содержащего все объекты, которые необходимо увидеть в течении сна)</text:p>
        </text:list-item>
        <text:list-item>
          <text:p text:style-name="P3">Формирование привычки запоминания сновидений (ведение дневника сна)</text:p>
        </text:list-item>
      </text:list>
      <text:p text:style-name="Text_20_body"/>
      <text:p text:style-name="P2">Работа алгоритма в полной мере возможна только при наличии свободного времени, отсутствии жёстко заданной активности типа работы или учёбы, а также полном контроле над содержимым собственного восприятия при бодрствовании. В иных случаях нужно учитывать, что возможны искажения связанные с вмешательством образов из повседневной жизни.</text:p>
      <text:p text:style-name="Text_20_body"/>
      <text:p text:style-name="P2">На текущий момент мне неизвестно сколько времени нужно предъявлять стимул для оптимального проникновения его в сновидение, но оно должно быть не большим. Можно попробовать следующие режимы: 1 минута, 5 минут, 10 минут… полчаса, час и полтора. Количество повторов наверное от 1 до 10. Время может быть случайным - в течении дня и перед сном. При использовании техники на пробуждении вероятность передачи контекста повышается.</text:p>
      <text:p text:style-name="Text_20_body"/>
      <text:p text:style-name="P2">Итак, программа будет выглядеть следующим образом: </text:p>
      <text:list xml:id="list4120888481" text:style-name="L2">
        <text:list-item>
          <text:p text:style-name="P4">Человек запускает программу, знакомится с рекомендациями и выбирает контекст сновидения.</text:p>
        </text:list-item>
        <text:list-item>
          <text:p text:style-name="P4">Программа формирует необходимый контент и предъявляет его нужное количество раз и в нужное время.</text:p>
        </text:list-item>
        <text:list-item>
          <text:p text:style-name="P4">Человек засыпает и видит сон.</text:p>
        </text:list-item>
        <text:list-item>
          <text:p text:style-name="P4">Человек записывает сон на пробуждении и заполняет отчёт по программе, включая оценку результативности.</text:p>
        </text:list-item>
        <text:list-item>
          <text:p text:style-name="P4">Отчёт сохраняется на сервере программы.</text:p>
        </text:list-item>
        <text:list-item>
          <text:p text:style-name="P4">Собирается статистика по отчётам и выдаётся результат по эффективности данного алгоритма.</text:p>
        </text:list-item>
        <text:list-item>
          <text:p text:style-name="P4">На следующем этапе вносится коррекция в алгоритм.</text:p>
        </text:list-item>
      </text:list>
      <text:p text:style-name="Text_20_body"/>
      <text:p text:style-name="P2">Нужно использовать свойство мозга искать закономерности. Возможно это позволит улучшить передачу контекста - даст возможность непосредственно передавать конкретный сценарий сновидения, а не только сам контекст. Конечно есть возможность стимулировать запуск определённых восприятий через дополнительный канал информации - аудиостимуляцию во время сна, но для этого нужно дополнительное оборудование. А если более глубоко подойти к вопросу, то можно создать систему контроля сновидений и соответственно психики человека, включая программы развития душевных качеств.</text:p>
      <text:p text:style-name="Text_20_body"/>
      <text:p text:style-name="P1"/>
      <text:p text:style-name="P1"><text:soft-page-break/>Загрузка ядра сознания</text:p>
      <text:p text:style-name="Text_20_body"/>
      <text:p text:style-name="P2">Каждое утро сознание в автоматическом режиме загружает контекст мыслей, в котором мозг пребывает в течении дня. Контекст зависит от множества факторов и связан с наиболее важными задачами и мыслями, с которыми столкнулся человек в процессе своей текущей жизни. Можно управлять загрузкой контекста сознания, воспроизводя определённые мысли на пробуждении в течении первого часа бодрствования <text:span text:style-name="T1">и в другие моменты времени в течении дня (после отдыха)</text:span>.</text:p>
      <text:p text:style-name="Text_20_body"/>
      <text:p text:style-name="P2">Управление контекстом сознания позволит управлять своей жизнью в большей мере. С помощью управления контексто<text:span text:style-name="T1">м сознания и мыслей</text:span>, можно сфокусировать свои ресурсы и внимание на решении конкретных задач своей жизни.</text:p>
      <text:p text:style-name="Text_20_body"/>
      <text:p text:style-name="P1">Алгоритм управления психикой</text:p>
      <text:p text:style-name="Text_20_body"/>
      <text:p text:style-name="P2">При включении двух программ контроля сновидений и загрузки ядра сознания можно сделать психику человека полностью управляемой. При этом нужно также уделить вниманию процессам перехода между состояниями бодрствования и сна. Если оптимизировать этот процесс, сделать так, чтобы человек мог осознанно управлять им, то в действительности человеку открывается возможность жизни в расширенном спектре восприятия. В дневном режиме это даёт преимущества повышенной осознанности, более высокого интеллекта, а в ночное время это открывает перед ним безграничные возможности творчества и пространство для развития своих психических качеств. Это путь к развитию психических способностей человека.</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1T15:54:30.026551931</meta:creation-date>
    <dc:date>2020-12-21T15:59:58.803804426</dc:date>
    <meta:editing-duration>PT5M29S</meta:editing-duration>
    <meta:editing-cycles>1</meta:editing-cycles>
    <meta:generator>LibreOffice/6.0.7.3$Linux_X86_64 LibreOffice_project/00m0$Build-3</meta:generator>
    <meta:document-statistic meta:table-count="0" meta:image-count="0" meta:object-count="0" meta:page-count="3" meta:paragraph-count="24" meta:word-count="825" meta:character-count="6311" meta:non-whitespace-character-count="5516"/>
  </office:meta>
</office:document-meta>
</file>